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margin-top="0in" fo:margin-bottom="0in" style:contextual-spacing="false" style:page-number="auto"/>
      <style:text-properties style:font-name="Georgia" officeooo:rsid="000aa1be" officeooo:paragraph-rsid="000aa1be"/>
    </style:style>
    <style:style style:name="P2" style:family="paragraph" style:parent-style-name="Standard">
      <style:paragraph-properties fo:margin-top="0in" fo:margin-bottom="0in" style:contextual-spacing="false"/>
      <style:text-properties style:font-name="Georgia" officeooo:rsid="000bbbb5" officeooo:paragraph-rsid="000bbbb5"/>
    </style:style>
    <style:style style:name="P3" style:family="paragraph" style:parent-style-name="Standard">
      <style:paragraph-properties fo:margin-top="0in" fo:margin-bottom="0in" style:contextual-spacing="false"/>
      <style:text-properties style:font-name="Georgia" officeooo:rsid="000e8c13" officeooo:paragraph-rsid="000e8c13"/>
    </style:style>
    <style:style style:name="P4" style:family="paragraph" style:parent-style-name="Standard">
      <style:paragraph-properties fo:margin-top="0in" fo:margin-bottom="0in" style:contextual-spacing="false"/>
      <style:text-properties style:font-name="Georgia" officeooo:rsid="0010eb8d" officeooo:paragraph-rsid="0010eb8d"/>
    </style:style>
    <style:style style:name="P5" style:family="paragraph" style:parent-style-name="Standard">
      <style:paragraph-properties fo:margin-top="0in" fo:margin-bottom="0in" style:contextual-spacing="false"/>
      <style:text-properties style:font-name="Georgia" officeooo:rsid="001196cc" officeooo:paragraph-rsid="001196cc"/>
    </style:style>
    <style:style style:name="P6" style:family="paragraph" style:parent-style-name="Standard">
      <style:paragraph-properties fo:margin-top="0in" fo:margin-bottom="0in" style:contextual-spacing="false"/>
      <style:text-properties style:font-name="Georgia" officeooo:rsid="00128443" officeooo:paragraph-rsid="00128443"/>
    </style:style>
    <style:style style:name="P7" style:family="paragraph" style:parent-style-name="Standard">
      <style:paragraph-properties fo:margin-top="0in" fo:margin-bottom="0in" style:contextual-spacing="false"/>
      <style:text-properties style:font-name="Georgia" officeooo:rsid="0013143a" officeooo:paragraph-rsid="0013143a"/>
    </style:style>
    <style:style style:name="T1" style:family="text">
      <style:text-properties officeooo:rsid="000db88f"/>
    </style:style>
    <style:style style:name="T2" style:family="text">
      <style:text-properties officeooo:rsid="000f7995"/>
    </style:style>
    <style:style style:name="T3" style:family="text">
      <style:text-properties officeooo:rsid="001196c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enn walked back and forth by the window. Looking around the room, he saw people. People in white. People drooling all over themselves. People playing card games.</text:p>
      <text:p text:style-name="P2"/>
      <text:p text:style-name="P2">The television was on. Some old time cop show playing. Glenn couldn't remember the name of the show. <text:span text:style-name="T1">Oh well didn't matter, he had other things to worry about.</text:span></text:p>
      <text:p text:style-name="P2"/>
      <text:p text:style-name="P3">There were patients to be seen and attended to. Glenn was sure of that. <text:span text:style-name="T2">Walking around the asylum's upper levels was nothing but pleasure in Glenn's eyes. He saw to it that the patients never forgot how they gt there and why he was in charge.</text:span></text:p>
      <text:p text:style-name="P3"/>
      <text:p text:style-name="P4">Looking at the clipboard in his hands, Glenn crossed off a name. He wouldn't be needing to see that <text:s/>patient today at all. The patient in question was dead. Such a sad case of events, but it did tend to happen from time to time in the upper wards.</text:p>
      <text:p text:style-name="P4"/>
      <text:p text:style-name="P4">“<text:span text:style-name="T3">Doc?” A man said waving in an attempt to get Glenn's attention.</text:span></text:p>
      <text:p text:style-name="P4"/>
      <text:p text:style-name="P5">Glenn looked over. “Yes Harry, what is it today?”</text:p>
      <text:p text:style-name="P5"/>
      <text:p text:style-name="P5">The man smiled. Glenn had recognized him, that was enough to make him happy. “Oh doc, when can we get some decent TV in this place? We've been watching the same thing for the past two weeks! I'm going mad I tell you.”</text:p>
      <text:p text:style-name="P5"/>
      <text:p text:style-name="P5">Glenn sighed. Harry was already mad in his eyes, there wasn't anything he could do to change that fact. <text:soft-page-break/>“Oh Harry, you know the TV policy around here is strict. More tight than the lower levels. If only you had paid attention and not murdered the secretary, you wouldn't be up here.” He paused taking in a deep breath. “But you had to kill her didn't you? You had to show her who was boss.”</text:p>
      <text:p text:style-name="P5"/>
      <text:p text:style-name="P5">Harry nodded. “That's right! Bitch had it coming.”</text:p>
      <text:p text:style-name="P5"/>
      <text:p text:style-name="P5">Glenn made notes on his clipboard. <text:span text:style-name="T4">Harry continues to believe he killed the secretary swears up and down he did it. Amusing.</text:span></text:p>
      <text:p text:style-name="P5"/>
      <text:p text:style-name="P5"><text:span text:style-name="T5">“C'mon doc. Let us watch something else.”</text:span></text:p>
      <text:p text:style-name="P5"/>
      <text:p text:style-name="P5"><text:span text:style-name="T5">Glenn shook his head. “Last time I let you do that, it took the nurses several days to calm the lot of you down. Do you want that again?”</text:span></text:p>
      <text:p text:style-name="P5"/>
      <text:p text:style-name="P5"><text:span text:style-name="T5">Harry shook his head. “No doctor. No.” Lowering his head he sat down in a vacant chair.</text:span></text:p>
      <text:p text:style-name="P5"/>
      <text:p text:style-name="P6"><text:span text:style-name="T5">Two security guards entered the room with a doctor close behind. Walking up to Glenn the doctor smiled.</text:span></text:p>
      <text:p text:style-name="P6"/>
      <text:p text:style-name="P6"><text:span text:style-name="T5">“Playing doctor again are we Glenn?” The woman asked.</text:span></text:p>
      <text:p text:style-name="P6"/>
      <text:p text:style-name="P6"><text:span text:style-name="T5">Glenn shook his head as he hid the clipboard. “No ma'am. I would never do such a thing.”</text:span></text:p>
      <text:p text:style-name="P6"/>
      <text:p text:style-name="P6"><text:span text:style-name="T5">Mary looked at Glenn in the eyes. “Glenn, you are no longer a doctor. Your license was revoked after you murdered those women. Do you remember?”</text:span></text:p>
      <text:p text:style-name="P6"/>
      <text:p text:style-name="P6"><text:soft-page-break/><text:span text:style-name="T5">Glenn shook his head. “I didn't do no such thing! That's a lie.”</text:span></text:p>
      <text:p text:style-name="P6"/>
      <text:p text:style-name="P6"><text:span text:style-name="T5">Mary sighed. “Right, back to square one. Very well.” Looking to the security guards she smiled. “Escort him to the electro therapy room. I want to try something.</text:span></text:p>
      <text:p text:style-name="P6"/>
      <text:p text:style-name="P7"><text:span text:style-name="T5">They did as ordered dragging Glenn out of the wing kicking and scream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creator>Kyle Eggleston</dc:creator>
    <dc:date>2015-05-24T15:26:01.822910577</dc:date>
    <meta:editing-cycles>15</meta:editing-cycles>
    <meta:editing-duration>PT41M13S</meta:editing-duration>
    <meta:generator>LibreOffice/4.2.8.2$Linux_X86_64 LibreOffice_project/420m0$Build-2</meta:generator>
    <meta:document-statistic meta:table-count="0" meta:image-count="0" meta:object-count="0" meta:page-count="3" meta:paragraph-count="20" meta:word-count="498" meta:character-count="2656" meta:non-whitespace-character-count="2177"/>
    <meta:template xlink:type="simple" xlink:actuate="onRequest" xlink:title="Normal.dotm" xlink:href=""/>
  </office:meta>
</office:document-meta>
</file>